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roid Sans" officeooo:rsid="0005b8b7" officeooo:paragraph-rsid="0005b8b7"/>
    </style:style>
    <style:style style:name="P2" style:family="paragraph" style:parent-style-name="Standard">
      <style:paragraph-properties fo:text-align="justify" style:justify-single-word="false"/>
      <style:text-properties style:font-name="Droid Sans" officeooo:rsid="0005b8b7" officeooo:paragraph-rsid="0006577f"/>
    </style:style>
    <style:style style:name="P3" style:family="paragraph" style:parent-style-name="Standard">
      <style:paragraph-properties fo:text-align="justify" style:justify-single-word="false"/>
      <style:text-properties style:font-name="Droid Sans" fo:font-weight="bold" officeooo:rsid="0006577f" officeooo:paragraph-rsid="000657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roid Sans" fo:font-weight="bold" officeooo:rsid="000c16cd" officeooo:paragraph-rsid="000c16c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roid Sans" fo:font-weight="bold" officeooo:rsid="000d59b1" officeooo:paragraph-rsid="000d59b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roid Sans" fo:font-weight="bold" officeooo:rsid="000e81d3" officeooo:paragraph-rsid="000e81d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roid Sans" officeooo:rsid="0008c1ec" officeooo:paragraph-rsid="0008c1ec"/>
    </style:style>
    <style:style style:name="P8" style:family="paragraph" style:parent-style-name="Standard">
      <style:paragraph-properties fo:text-align="justify" style:justify-single-word="false"/>
      <style:text-properties style:font-name="Droid Sans" officeooo:rsid="000c16cd" officeooo:paragraph-rsid="000c16cd"/>
    </style:style>
    <style:style style:name="P9" style:family="paragraph" style:parent-style-name="Standard">
      <style:paragraph-properties fo:text-align="justify" style:justify-single-word="false"/>
      <style:text-properties style:font-name="Droid Sans" officeooo:rsid="000c623c" officeooo:paragraph-rsid="000c623c"/>
    </style:style>
    <style:style style:name="P10" style:family="paragraph" style:parent-style-name="Standard">
      <style:paragraph-properties fo:text-align="justify" style:justify-single-word="false"/>
      <style:text-properties style:font-name="Droid Sans" officeooo:rsid="000d59b1" officeooo:paragraph-rsid="000d59b1"/>
    </style:style>
    <style:style style:name="P11" style:family="paragraph" style:parent-style-name="Standard">
      <style:paragraph-properties fo:text-align="justify" style:justify-single-word="false"/>
      <style:text-properties style:font-name="Droid Sans" officeooo:rsid="000e81d3" officeooo:paragraph-rsid="000e81d3"/>
    </style:style>
    <style:style style:name="P12" style:family="paragraph" style:parent-style-name="Standard">
      <style:paragraph-properties fo:text-align="justify" style:justify-single-word="false"/>
      <style:text-properties style:font-name="Droid Sans" officeooo:rsid="000fe302" officeooo:paragraph-rsid="000fe302"/>
    </style:style>
    <style:style style:name="T1" style:family="text">
      <style:text-properties officeooo:rsid="0006577f"/>
    </style:style>
    <style:style style:name="T2" style:family="text">
      <style:text-properties officeooo:rsid="0007352b"/>
    </style:style>
    <style:style style:name="T3" style:family="text">
      <style:text-properties officeooo:rsid="000aa6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спекты</text:p>
      <text:p text:style-name="P1">Мы проработали целые аспекты для решения задач Вашего бизнеса.</text:p>
      <text:p text:style-name="P1">Каждый аспект мы предлагаем Вам в нескольких вариантах с различной степенью проработки в зависимости от потребностей вашего бизнеса. </text:p>
      <text:p text:style-name="P1"/>
      <text:p text:style-name="P3">Деловые процессы</text:p>
      <text:p text:style-name="P1">Отлаженные бизнес-процессы позволя<text:span text:style-name="T2">ю</text:span>т ставить задачи исполнителям, отслеживать ход выполнения.</text:p>
      <text:p text:style-name="P2"><text:span text:style-name="T1">Д</text:span>ля сложных процессов <text:span text:style-name="T1">разработаны е</text:span>диные регламенты.</text:p>
      <text:p text:style-name="P1"><text:span text:style-name="T1">Реализовано з</text:span>амещение отсутствующих сотрудников.</text:p>
      <text:p text:style-name="P1"/>
      <text:p text:style-name="P3">Архив</text:p>
      <text:p text:style-name="P2"><text:span text:style-name="T1">Р</text:span>еализовано <text:span text:style-name="T1">х</text:span>ранение документов в структурированном архиве, <text:span text:style-name="T1">н</text:span>азначение прав доступа, <text:span text:style-name="T1">п</text:span>оддержание полного жизненного цикла и версионности <text:span text:style-name="T1">документов </text:span>(возможность отслеживать историю работы с документами).</text:p>
      <text:p text:style-name="P2"/>
      <text:p text:style-name="P7">Управление контрактами</text:p>
      <text:p text:style-name="P7">Управление мероприятиями</text:p>
      <text:p text:style-name="P7">Управление ОРД</text:p>
      <text:p text:style-name="P7">Управление инновациями</text:p>
      <text:p text:style-name="P7">Управление проектами</text:p>
      <text:p text:style-name="P7">Управление IT-инфраструктурой</text:p>
      <text:p text:style-name="P7">Безопасность труда</text:p>
      <text:p text:style-name="P7">Внутренний контроль и режим</text:p>
      <text:p text:style-name="P7">Бухгалтерский архив</text:p>
      <text:p text:style-name="P7">Управление инвестициями</text:p>
      <text:p text:style-name="P7">Внутренние сервисы</text:p>
      <text:p text:style-name="P7"><text:span text:style-name="T3">Сопровождение п</text:span>роизводств<text:span text:style-name="T3">а</text:span></text:p>
      <text:p text:style-name="P7"/>
      <text:p text:style-name="P4">Преимущества</text:p>
      <text:p text:style-name="P8"/>
      <text:p text:style-name="P8">Veda — комплексная бесплатная open-source платформа для создания решений в области управления документами и деловыми процессами.</text:p>
      <text:p text:style-name="P8">Платформа использует в своем составе исключительно бесплатные <text:s/>open-source компоненты, что сводит к нулю лицензионное бремя при построении решений на ее основе.</text:p>
      <text:p text:style-name="P8"/>
      <text:p text:style-name="P9">Разумная стоимость владения (ПО, «железа»…)</text:p>
      <text:p text:style-name="P9">QuickWin — быстрое получение эффекта</text:p>
      <text:p text:style-name="P9">Возможность подключения 100% сотрудников на старте (нет лицензий)</text:p>
      <text:p text:style-name="P9">Многоязычность интерфейса и вводимых данных</text:p>
      <text:p text:style-name="P9">Возможность подключения к системе сторонних организаций и аффилированных лиц</text:p>
      <text:p text:style-name="P9">Отработанная методология внедрения</text:p>
      <text:p text:style-name="P9">Индивидуальные настройки под любые задачи предприятия</text:p>
      <text:p text:style-name="P9">Наличие крупных внедрений</text:p>
      <text:p text:style-name="P9"/>
      <text:p text:style-name="P5">Мы разработчики</text:p>
      <text:p text:style-name="P10">Наша компания является разработчиком собственной платформы и решений на ее основе.</text:p>
      <text:p text:style-name="P10"/>
      <text:p text:style-name="P10"><text:soft-page-break/>Сопроводительная документация</text:p>
      <text:p text:style-name="P6">Платформа и решения подробно описаны и документированы.</text:p>
      <text:p text:style-name="P11">На сайте Вы можете прочитать документацию on-line, скачать на локальный компьютер, воспользоваться демо-версией: http://</text:p>
      <text:p text:style-name="P11"/>
      <text:p text:style-name="P6">Развитие и совершенствование</text:p>
      <text:p text:style-name="P12">Мы постоянно развиваем свою платформу и совершенствуем решения на ее основе. Учитываем предложения наших клиентов по улучшению продукта и добавлению новых возможностей, оперативно выполняем пожелания, если они соответствуют общей концепции продукта.</text:p>
      <text:p text:style-name="P12"/>
      <text:p text:style-name="P12">Широкий функционал</text:p>
      <text:p text:style-name="P12">За годы работы мы накопили огромный опыт в области электронного документооборо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3:13:24.633684815</meta:creation-date>
    <dc:date>2017-11-16T16:28:05.396802655</dc:date>
    <meta:editing-duration>PT1H42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61" meta:character-count="2232" meta:non-whitespace-character-count="2008"/>
  </office:meta>
</office:document-meta>
</file>